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9cm" svg:height="8.999cm" svg:x="6.034cm" svg:y="6.0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5:58:18.788000000</dc:date>
    <meta:editing-duration>PT41S</meta:editing-duration>
    <meta:editing-cycles>1</meta:editing-cycles>
    <meta:document-statistic meta:object-count="24"/>
    <meta:generator>LibreOfficeDev/5.4.0.0.alpha0$Windows_x86 LibreOffice_project/63e370c8117aeb2a1863c4b9262f512ea5a8c11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bottom" svg:x="4.78cm" svg:y="8.27cm" style:legend-expansion="wide" chart:style-name="ch2"/>
        <chart:plot-area chart:style-name="ch3" chart:data-source-has-labels="both" svg:x="0.32cm" svg:y="0.18cm" svg:width="15.36cm" svg:height="7.91cm">
          <chartooo:coordinate-region svg:x="0.756cm" svg:y="0.354cm" svg:width="14.645cm" svg:height="7.142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